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P31" style:family="paragraph" style:parent-style-name="Text_20_body" style:list-style-name="L31"/>
    <style:style style:name="P32" style:family="paragraph" style:parent-style-name="Text_20_body" style:list-style-name="L32"/>
    <style:style style:name="P33" style:family="paragraph" style:parent-style-name="Text_20_body" style:list-style-name="L33"/>
    <style:style style:name="P34" style:family="paragraph" style:parent-style-name="Text_20_body" style:list-style-name="L34"/>
    <style:style style:name="P35" style:family="paragraph" style:parent-style-name="Text_20_body" style:list-style-name="L35"/>
    <style:style style:name="P36" style:family="paragraph" style:parent-style-name="Text_20_body" style:list-style-name="L36"/>
    <style:style style:name="P37" style:family="paragraph" style:parent-style-name="Text_20_body" style:list-style-name="L37"/>
    <style:style style:name="P38" style:family="paragraph" style:parent-style-name="Text_20_body" style:list-style-name="L38"/>
    <style:style style:name="P39" style:family="paragraph" style:parent-style-name="Text_20_body" style:list-style-name="L39"/>
    <style:style style:name="P40" style:family="paragraph" style:parent-style-name="Text_20_body" style:list-style-name="L40"/>
    <style:style style:name="P41" style:family="paragraph" style:parent-style-name="Text_20_body" style:list-style-name="L41"/>
    <style:style style:name="P42" style:family="paragraph" style:parent-style-name="Text_20_body" style:list-style-name="L42"/>
    <style:style style:name="P43" style:family="paragraph" style:parent-style-name="Text_20_body" style:list-style-name="L43"/>
    <style:style style:name="P44" style:family="paragraph" style:parent-style-name="Text_20_body" style:list-style-name="L44"/>
    <style:style style:name="P45" style:family="paragraph" style:parent-style-name="Text_20_body" style:list-style-name="L45"/>
    <style:style style:name="P46" style:family="paragraph" style:parent-style-name="Text_20_body" style:list-style-name="L46"/>
    <style:style style:name="P47" style:family="paragraph" style:parent-style-name="Text_20_body" style:list-style-name="L47"/>
    <style:style style:name="P48" style:family="paragraph" style:parent-style-name="Text_20_body" style:list-style-name="L48"/>
    <style:style style:name="P49" style:family="paragraph" style:parent-style-name="Text_20_body" style:list-style-name="L49"/>
    <style:style style:name="P50" style:family="paragraph" style:parent-style-name="Text_20_body" style:list-style-name="L50"/>
    <style:style style:name="P51" style:family="paragraph" style:parent-style-name="Text_20_body" style:list-style-name="L51"/>
    <style:style style:name="P52" style:family="paragraph" style:parent-style-name="Text_20_body" style:list-style-name="L52"/>
    <style:style style:name="P53" style:family="paragraph" style:parent-style-name="Text_20_body" style:list-style-name="L1">
      <style:paragraph-properties fo:margin-top="0cm" fo:margin-bottom="0cm"/>
    </style:style>
    <style:style style:name="P54" style:family="paragraph" style:parent-style-name="Text_20_body" style:list-style-name="L2">
      <style:paragraph-properties fo:margin-top="0cm" fo:margin-bottom="0cm"/>
    </style:style>
    <style:style style:name="P55" style:family="paragraph" style:parent-style-name="Text_20_body" style:list-style-name="L3">
      <style:paragraph-properties fo:margin-top="0cm" fo:margin-bottom="0cm"/>
    </style:style>
    <style:style style:name="P56" style:family="paragraph" style:parent-style-name="Text_20_body" style:list-style-name="L4">
      <style:paragraph-properties fo:margin-top="0cm" fo:margin-bottom="0cm"/>
    </style:style>
    <style:style style:name="P57" style:family="paragraph" style:parent-style-name="Text_20_body" style:list-style-name="L5">
      <style:paragraph-properties fo:margin-top="0cm" fo:margin-bottom="0cm"/>
    </style:style>
    <style:style style:name="P58" style:family="paragraph" style:parent-style-name="Text_20_body" style:list-style-name="L6">
      <style:paragraph-properties fo:margin-top="0cm" fo:margin-bottom="0cm"/>
    </style:style>
    <style:style style:name="P59" style:family="paragraph" style:parent-style-name="Text_20_body" style:list-style-name="L7">
      <style:paragraph-properties fo:margin-top="0cm" fo:margin-bottom="0cm"/>
    </style:style>
    <style:style style:name="P60" style:family="paragraph" style:parent-style-name="Text_20_body" style:list-style-name="L8">
      <style:paragraph-properties fo:margin-top="0cm" fo:margin-bottom="0cm"/>
    </style:style>
    <style:style style:name="P61" style:family="paragraph" style:parent-style-name="Text_20_body" style:list-style-name="L9">
      <style:paragraph-properties fo:margin-top="0cm" fo:margin-bottom="0cm"/>
    </style:style>
    <style:style style:name="P62" style:family="paragraph" style:parent-style-name="Text_20_body" style:list-style-name="L10">
      <style:paragraph-properties fo:margin-top="0cm" fo:margin-bottom="0cm"/>
    </style:style>
    <style:style style:name="P63" style:family="paragraph" style:parent-style-name="Text_20_body" style:list-style-name="L11">
      <style:paragraph-properties fo:margin-top="0cm" fo:margin-bottom="0cm"/>
    </style:style>
    <style:style style:name="P64" style:family="paragraph" style:parent-style-name="Text_20_body" style:list-style-name="L12">
      <style:paragraph-properties fo:margin-top="0cm" fo:margin-bottom="0cm"/>
    </style:style>
    <style:style style:name="P65" style:family="paragraph" style:parent-style-name="Text_20_body" style:list-style-name="L13">
      <style:paragraph-properties fo:margin-top="0cm" fo:margin-bottom="0cm"/>
    </style:style>
    <style:style style:name="P66" style:family="paragraph" style:parent-style-name="Text_20_body" style:list-style-name="L14">
      <style:paragraph-properties fo:margin-top="0cm" fo:margin-bottom="0cm"/>
    </style:style>
    <style:style style:name="P67" style:family="paragraph" style:parent-style-name="Text_20_body" style:list-style-name="L15">
      <style:paragraph-properties fo:margin-top="0cm" fo:margin-bottom="0cm"/>
    </style:style>
    <style:style style:name="P68" style:family="paragraph" style:parent-style-name="Text_20_body" style:list-style-name="L16">
      <style:paragraph-properties fo:margin-top="0cm" fo:margin-bottom="0cm"/>
    </style:style>
    <style:style style:name="P69" style:family="paragraph" style:parent-style-name="Text_20_body" style:list-style-name="L17">
      <style:paragraph-properties fo:margin-top="0cm" fo:margin-bottom="0cm"/>
    </style:style>
    <style:style style:name="P70" style:family="paragraph" style:parent-style-name="Text_20_body" style:list-style-name="L18">
      <style:paragraph-properties fo:margin-top="0cm" fo:margin-bottom="0cm"/>
    </style:style>
    <style:style style:name="P71" style:family="paragraph" style:parent-style-name="Text_20_body" style:list-style-name="L19">
      <style:paragraph-properties fo:margin-top="0cm" fo:margin-bottom="0cm"/>
    </style:style>
    <style:style style:name="P72" style:family="paragraph" style:parent-style-name="Text_20_body" style:list-style-name="L20">
      <style:paragraph-properties fo:margin-top="0cm" fo:margin-bottom="0cm"/>
    </style:style>
    <style:style style:name="P73" style:family="paragraph" style:parent-style-name="Text_20_body" style:list-style-name="L21">
      <style:paragraph-properties fo:margin-top="0cm" fo:margin-bottom="0cm"/>
    </style:style>
    <style:style style:name="P74" style:family="paragraph" style:parent-style-name="Text_20_body" style:list-style-name="L22">
      <style:paragraph-properties fo:margin-top="0cm" fo:margin-bottom="0cm"/>
    </style:style>
    <style:style style:name="P75" style:family="paragraph" style:parent-style-name="Text_20_body" style:list-style-name="L23">
      <style:paragraph-properties fo:margin-top="0cm" fo:margin-bottom="0cm"/>
    </style:style>
    <style:style style:name="P76" style:family="paragraph" style:parent-style-name="Text_20_body" style:list-style-name="L24">
      <style:paragraph-properties fo:margin-top="0cm" fo:margin-bottom="0cm"/>
    </style:style>
    <style:style style:name="P77" style:family="paragraph" style:parent-style-name="Text_20_body" style:list-style-name="L25">
      <style:paragraph-properties fo:margin-top="0cm" fo:margin-bottom="0cm"/>
    </style:style>
    <style:style style:name="P78" style:family="paragraph" style:parent-style-name="Text_20_body" style:list-style-name="L26">
      <style:paragraph-properties fo:margin-top="0cm" fo:margin-bottom="0cm"/>
    </style:style>
    <style:style style:name="P79" style:family="paragraph" style:parent-style-name="Text_20_body" style:list-style-name="L27">
      <style:paragraph-properties fo:margin-top="0cm" fo:margin-bottom="0cm"/>
    </style:style>
    <style:style style:name="P80" style:family="paragraph" style:parent-style-name="Text_20_body" style:list-style-name="L28">
      <style:paragraph-properties fo:margin-top="0cm" fo:margin-bottom="0cm"/>
    </style:style>
    <style:style style:name="P81" style:family="paragraph" style:parent-style-name="Text_20_body" style:list-style-name="L29">
      <style:paragraph-properties fo:margin-top="0cm" fo:margin-bottom="0cm"/>
    </style:style>
    <style:style style:name="P82" style:family="paragraph" style:parent-style-name="Text_20_body" style:list-style-name="L30">
      <style:paragraph-properties fo:margin-top="0cm" fo:margin-bottom="0cm"/>
    </style:style>
    <style:style style:name="P83" style:family="paragraph" style:parent-style-name="Text_20_body" style:list-style-name="L31">
      <style:paragraph-properties fo:margin-top="0cm" fo:margin-bottom="0cm"/>
    </style:style>
    <style:style style:name="P84" style:family="paragraph" style:parent-style-name="Text_20_body" style:list-style-name="L32">
      <style:paragraph-properties fo:margin-top="0cm" fo:margin-bottom="0cm"/>
    </style:style>
    <style:style style:name="P85" style:family="paragraph" style:parent-style-name="Text_20_body" style:list-style-name="L33">
      <style:paragraph-properties fo:margin-top="0cm" fo:margin-bottom="0cm"/>
    </style:style>
    <style:style style:name="P86" style:family="paragraph" style:parent-style-name="Text_20_body" style:list-style-name="L34">
      <style:paragraph-properties fo:margin-top="0cm" fo:margin-bottom="0cm"/>
    </style:style>
    <style:style style:name="P87" style:family="paragraph" style:parent-style-name="Text_20_body" style:list-style-name="L35">
      <style:paragraph-properties fo:margin-top="0cm" fo:margin-bottom="0cm"/>
    </style:style>
    <style:style style:name="P88" style:family="paragraph" style:parent-style-name="Text_20_body" style:list-style-name="L36">
      <style:paragraph-properties fo:margin-top="0cm" fo:margin-bottom="0cm"/>
    </style:style>
    <style:style style:name="P89" style:family="paragraph" style:parent-style-name="Text_20_body" style:list-style-name="L37">
      <style:paragraph-properties fo:margin-top="0cm" fo:margin-bottom="0cm"/>
    </style:style>
    <style:style style:name="P90" style:family="paragraph" style:parent-style-name="Text_20_body" style:list-style-name="L38">
      <style:paragraph-properties fo:margin-top="0cm" fo:margin-bottom="0cm"/>
    </style:style>
    <style:style style:name="P91" style:family="paragraph" style:parent-style-name="Text_20_body" style:list-style-name="L39">
      <style:paragraph-properties fo:margin-top="0cm" fo:margin-bottom="0cm"/>
    </style:style>
    <style:style style:name="P92" style:family="paragraph" style:parent-style-name="Text_20_body" style:list-style-name="L40">
      <style:paragraph-properties fo:margin-top="0cm" fo:margin-bottom="0cm"/>
    </style:style>
    <style:style style:name="P93" style:family="paragraph" style:parent-style-name="Text_20_body" style:list-style-name="L41">
      <style:paragraph-properties fo:margin-top="0cm" fo:margin-bottom="0cm"/>
    </style:style>
    <style:style style:name="P94" style:family="paragraph" style:parent-style-name="Text_20_body" style:list-style-name="L42">
      <style:paragraph-properties fo:margin-top="0cm" fo:margin-bottom="0cm"/>
    </style:style>
    <style:style style:name="P95" style:family="paragraph" style:parent-style-name="Text_20_body" style:list-style-name="L43">
      <style:paragraph-properties fo:margin-top="0cm" fo:margin-bottom="0cm"/>
    </style:style>
    <style:style style:name="P96" style:family="paragraph" style:parent-style-name="Text_20_body" style:list-style-name="L51">
      <style:paragraph-properties fo:margin-top="0cm" fo:margin-bottom="0cm"/>
    </style:style>
    <style:style style:name="P97" style:family="paragraph" style:parent-style-name="Text_20_body" style:list-style-name="L52">
      <style:paragraph-properties fo:margin-top="0cm" fo:margin-bottom="0cm"/>
    </style:style>
    <style:style style:name="P98" style:family="paragraph" style:parent-style-name="Preformatted_20_Text" style:list-style-name="L42"/>
    <style:style style:name="P99" style:family="paragraph" style:parent-style-name="Preformatted_20_Text" style:list-style-name="L42">
      <style:paragraph-properties style:writing-mode="lr-tb"/>
    </style:style>
    <style:style style:name="P100" style:family="paragraph" style:parent-style-name="Preformatted_20_Text" style:list-style-name="L42">
      <style:paragraph-properties fo:margin-top="0cm" fo:margin-bottom="0.499cm" style:writing-mode="lr-tb"/>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Strong_20_Emphasis">Plan for Implementing the Energy Storage Simulation and Analysis</text:span></text:h>
      <text:h text:style-name="Heading_20_3" text:outline-level="3"><text:span text:style-name="Strong_20_Emphasis">Overview</text:span></text:h>
      <text:p text:style-name="Text_20_body"><text:span text:style-name="Strong_20_Emphasis">Objective</text:span>: To simulate the behavior of an energy storage system integrated with the PV system and building load, analyze the impact of different storage capacities on grid imports and exports, and calculate the number of charging/discharging cycles to assess battery life.</text:p>
      <text:p text:style-name="Horizontal_20_Line"/>
      <text:h text:style-name="Heading_20_3" text:outline-level="3"><text:span text:style-name="Strong_20_Emphasis">1. Implementing the Storage Simulation</text:span></text:h>
      <text:h text:style-name="Heading_20_4" text:outline-level="4"><text:span text:style-name="Strong_20_Emphasis">1.1. Define Battery Parameters</text:span></text:h>
      <text:list xml:id="list4444686721241545042" text:style-name="L1">
        <text:list-item>
          <text:p text:style-name="P53"><text:span text:style-name="Strong_20_Emphasis">Storage Capacities</text:span>: Define a range of storage capacities to test (e.g., 0 kWh to 5000 kWh in increments of 500 kWh).</text:p>
        </text:list-item>
        <text:list-item>
          <text:p text:style-name="P53"><text:span text:style-name="Strong_20_Emphasis">Charge/Discharge Efficiency</text:span>: Set the charging and discharging efficiencies (e.g., 95%).</text:p>
        </text:list-item>
        <text:list-item>
          <text:p text:style-name="P53"><text:span text:style-name="Strong_20_Emphasis">Depth of Discharge (DoD)</text:span>: Define the maximum allowable depth of discharge (e.g., 80% DoD).</text:p>
        </text:list-item>
        <text:list-item>
          <text:p text:style-name="P53"><text:span text:style-name="Strong_20_Emphasis">Initial State of Charge (SoC)</text:span>: Set the initial SoC (e.g., 50% of the battery capacity).</text:p>
        </text:list-item>
        <text:list-item>
          <text:p text:style-name="P1"><text:span text:style-name="Strong_20_Emphasis">Maximum Charge/Discharge Power</text:span>: Define the maximum power at which the battery can be charged or discharged (if applicable).</text:p>
        </text:list-item>
      </text:list>
      <text:h text:style-name="Heading_20_4" text:outline-level="4"><text:span text:style-name="Strong_20_Emphasis">1.2. Prepare the Data</text:span></text:h>
      <text:list xml:id="list6160784798099251138" text:style-name="L2">
        <text:list-item>
          <text:p text:style-name="P54"><text:span text:style-name="Strong_20_Emphasis">Net Energy Flow</text:span>: Use the net energy flow calculated from the difference between PV production and building consumption (from your previous code).</text:p>
        </text:list-item>
        <text:list-item>
          <text:p text:style-name="P2"><text:span text:style-name="Strong_20_Emphasis">Time Series Data</text:span>: Ensure that the data is correctly indexed by datetime and covers the entire simulation period (e.g., one year of hourly data).</text:p>
        </text:list-item>
      </text:list>
      <text:h text:style-name="Heading_20_4" text:outline-level="4"><text:span text:style-name="Strong_20_Emphasis">1.3. Implement the Simulation Loop</text:span></text:h>
      <text:list xml:id="list1494276271833390182" text:style-name="L3">
        <text:list-item>
          <text:p text:style-name="P55"><text:span text:style-name="Strong_20_Emphasis">Initialize Variables</text:span>:</text:p>
          <text:list>
            <text:list-item>
              <text:p text:style-name="P55">Set up variables to track the SoC, grid imports, grid exports, and any other metrics of interest.</text:p>
            </text:list-item>
          </text:list>
        </text:list-item>
        <text:list-item>
          <text:p text:style-name="P55"><text:span text:style-name="Strong_20_Emphasis">Iterate Over Time Steps</text:span>:</text:p>
          <text:list>
            <text:list-item>
              <text:p text:style-name="P55">For each time step (e.g., each hour):</text:p>
              <text:list>
                <text:list-item>
                  <text:p text:style-name="P55"><text:span text:style-name="Strong_20_Emphasis">Positive Net Energy (Surplus)</text:span>:</text:p>
                  <text:list>
                    <text:list-item>
                      <text:p text:style-name="P55">Determine if there's excess energy available to charge the battery.</text:p>
                    </text:list-item>
                    <text:list-item>
                      <text:p text:style-name="P55"><text:span text:style-name="Strong_20_Emphasis">Charge the Battery</text:span>:</text:p>
                      <text:list>
                        <text:list-item>
                          <text:p text:style-name="P55">Calculate the potential increase in SoC, accounting for charging efficiency.</text:p>
                        </text:list-item>
                        <text:list-item>
                          <text:p text:style-name="P55">Ensure that the SoC does not exceed the maximum capacity.</text:p>
                        </text:list-item>
                      </text:list>
                    </text:list-item>
                    <text:list-item>
                      <text:p text:style-name="P55"><text:span text:style-name="Strong_20_Emphasis">Export Excess Energy</text:span>:</text:p>
                      <text:list>
                        <text:list-item>
                          <text:p text:style-name="P55">If the battery is full, excess energy can be exported to the grid.</text:p>
                        </text:list-item>
                      </text:list>
                    </text:list-item>
                  </text:list>
                </text:list-item>
                <text:list-item>
                  <text:p text:style-name="P55"><text:span text:style-name="Strong_20_Emphasis">Negative Net Energy (Deficit)</text:span>:</text:p>
                  <text:list>
                    <text:list-item>
                      <text:p text:style-name="P55">Determine if the battery can discharge to meet the deficit.</text:p>
                    </text:list-item>
                    <text:list-item>
                      <text:p text:style-name="P55"><text:span text:style-name="Strong_20_Emphasis">Discharge the Battery</text:span>:</text:p>
                      <text:list>
                        <text:list-item>
                          <text:p text:style-name="P55"><text:soft-page-break/>Calculate the potential decrease in SoC, accounting for discharging efficiency.</text:p>
                        </text:list-item>
                        <text:list-item>
                          <text:p text:style-name="P55">Ensure that the SoC does not fall below the minimum allowable level (considering DoD).</text:p>
                        </text:list-item>
                      </text:list>
                    </text:list-item>
                    <text:list-item>
                      <text:p text:style-name="P55"><text:span text:style-name="Strong_20_Emphasis">Import from Grid</text:span>:</text:p>
                      <text:list>
                        <text:list-item>
                          <text:p text:style-name="P55">If the battery cannot fully meet the deficit, the remaining energy is imported from the grid.</text:p>
                        </text:list-item>
                      </text:list>
                    </text:list-item>
                  </text:list>
                </text:list-item>
              </text:list>
            </text:list-item>
          </text:list>
        </text:list-item>
        <text:list-item>
          <text:p text:style-name="P55"><text:span text:style-name="Strong_20_Emphasis">Update SoC and Metrics</text:span>:</text:p>
          <text:list>
            <text:list-item>
              <text:p text:style-name="P55">Update the SoC at each time step.</text:p>
            </text:list-item>
            <text:list-item>
              <text:p text:style-name="P3">Accumulate grid imports and exports.</text:p>
            </text:list-item>
          </text:list>
        </text:list-item>
      </text:list>
      <text:h text:style-name="Heading_20_4" text:outline-level="4"><text:span text:style-name="Strong_20_Emphasis">1.4. Implement Constraints and Considerations</text:span></text:h>
      <text:list xml:id="list5413319810666792247" text:style-name="L4">
        <text:list-item>
          <text:p text:style-name="P56"><text:span text:style-name="Strong_20_Emphasis">Efficiency Losses</text:span>:</text:p>
          <text:list>
            <text:list-item>
              <text:p text:style-name="P56">Apply charging and discharging efficiencies when calculating changes in SoC.</text:p>
            </text:list-item>
          </text:list>
        </text:list-item>
        <text:list-item>
          <text:p text:style-name="P56"><text:span text:style-name="Strong_20_Emphasis">SoC Limits</text:span>:</text:p>
          <text:list>
            <text:list-item>
              <text:p text:style-name="P56">Ensure that the SoC remains within the allowable range (from minimum SoC to maximum SoC).</text:p>
            </text:list-item>
          </text:list>
        </text:list-item>
        <text:list-item>
          <text:p text:style-name="P56"><text:span text:style-name="Strong_20_Emphasis">Power Limits</text:span>:</text:p>
          <text:list>
            <text:list-item>
              <text:p text:style-name="P56">If applicable, limit the charging and discharging power to the battery's maximum rates.</text:p>
            </text:list-item>
          </text:list>
        </text:list-item>
        <text:list-item>
          <text:p text:style-name="P56"><text:span text:style-name="Strong_20_Emphasis">Time Resolution</text:span>:</text:p>
          <text:list>
            <text:list-item>
              <text:p text:style-name="P4">Confirm that the time steps in the data align with the simulation's time resolution (e.g., hourly).</text:p>
            </text:list-item>
          </text:list>
        </text:list-item>
      </text:list>
      <text:h text:style-name="Heading_20_4" text:outline-level="4"><text:span text:style-name="Strong_20_Emphasis">1.5. Store Simulation Results</text:span></text:h>
      <text:list xml:id="list313066664038738972" text:style-name="L5">
        <text:list-item>
          <text:p text:style-name="P57"><text:span text:style-name="Strong_20_Emphasis">State of Charge (SoC)</text:span>:</text:p>
          <text:list>
            <text:list-item>
              <text:p text:style-name="P57">Record the SoC at each time step for analysis.</text:p>
            </text:list-item>
          </text:list>
        </text:list-item>
        <text:list-item>
          <text:p text:style-name="P57"><text:span text:style-name="Strong_20_Emphasis">Grid Imports and Exports</text:span>:</text:p>
          <text:list>
            <text:list-item>
              <text:p text:style-name="P57">Keep track of the total energy imported from and exported to the grid.</text:p>
            </text:list-item>
          </text:list>
        </text:list-item>
        <text:list-item>
          <text:p text:style-name="P57"><text:span text:style-name="Strong_20_Emphasis">Energy Flows</text:span>:</text:p>
          <text:list>
            <text:list-item>
              <text:p text:style-name="P57">Record energy charged to and discharged from the battery.</text:p>
            </text:list-item>
          </text:list>
        </text:list-item>
        <text:list-item>
          <text:p text:style-name="P57"><text:span text:style-name="Strong_20_Emphasis">Surplus and Deficit Coverage</text:span>:</text:p>
          <text:list>
            <text:list-item>
              <text:p text:style-name="P5">Calculate how much of the surplus is stored and how much of the deficit is covered by the battery.</text:p>
            </text:list-item>
          </text:list>
        </text:list-item>
      </text:list>
      <text:p text:style-name="Horizontal_20_Line"/>
      <text:h text:style-name="Heading_20_3" text:outline-level="3"><text:span text:style-name="Strong_20_Emphasis">2. Analyzing the Impact of Different Storage Capacities</text:span></text:h>
      <text:h text:style-name="Heading_20_4" text:outline-level="4"><text:span text:style-name="Strong_20_Emphasis">2.1. Iterate Over Different Capacities</text:span></text:h>
      <text:list xml:id="list2269618907112320662" text:style-name="L6">
        <text:list-item>
          <text:p text:style-name="P58">Run the simulation for each storage capacity defined in your range.</text:p>
        </text:list-item>
        <text:list-item>
          <text:p text:style-name="P6">For each capacity, store the key metrics from the simulation.</text:p>
        </text:list-item>
      </text:list>
      <text:h text:style-name="Heading_20_4" text:outline-level="4"><text:span text:style-name="Strong_20_Emphasis">2.2. Collect and Organize Results</text:span></text:h>
      <text:list xml:id="list7508910575252322581" text:style-name="L7">
        <text:list-item>
          <text:p text:style-name="P7"><text:span text:style-name="Strong_20_Emphasis">Metrics to Collect</text:span>:</text:p>
          <text:list>
            <text:list-item>
              <text:p text:style-name="P59">Total grid imports and exports.</text:p>
            </text:list-item>
            <text:list-item>
              <text:p text:style-name="P59"><text:soft-page-break/>Self-consumption ratio (SCR).</text:p>
            </text:list-item>
            <text:list-item>
              <text:p text:style-name="P59">Load coverage ratio (LCR).</text:p>
            </text:list-item>
            <text:list-item>
              <text:p text:style-name="P59">Number of cycles (we'll discuss calculation methods later).</text:p>
            </text:list-item>
            <text:list-item>
              <text:p text:style-name="P59">Total energy charged and discharged.</text:p>
            </text:list-item>
            <text:list-item>
              <text:p text:style-name="P59">Percentage of surplus energy stored.</text:p>
            </text:list-item>
            <text:list-item>
              <text:p text:style-name="P59">Percentage of deficit energy covered.</text:p>
            </text:list-item>
          </text:list>
        </text:list-item>
        <text:list-item>
          <text:p text:style-name="P7"><text:span text:style-name="Strong_20_Emphasis">Results DataFrame</text:span>:</text:p>
          <text:list>
            <text:list-item>
              <text:p text:style-name="P7">Create a DataFrame to store the results for each storage capacity.</text:p>
            </text:list-item>
          </text:list>
        </text:list-item>
      </text:list>
      <text:h text:style-name="Heading_20_4" text:outline-level="4"><text:span text:style-name="Strong_20_Emphasis">2.3. Visualize the Results</text:span></text:h>
      <text:list xml:id="list8415623176533893267" text:style-name="L8">
        <text:list-item>
          <text:p text:style-name="P60"><text:span text:style-name="Strong_20_Emphasis">Graphs and Plots</text:span>:</text:p>
          <text:list>
            <text:list-item>
              <text:p text:style-name="P60">Plot grid imports and exports versus storage capacity.</text:p>
            </text:list-item>
            <text:list-item>
              <text:p text:style-name="P60">Plot SCR and LCR versus storage capacity.</text:p>
            </text:list-item>
            <text:list-item>
              <text:p text:style-name="P60">Plot total energy charged and discharged versus storage capacity.</text:p>
            </text:list-item>
          </text:list>
        </text:list-item>
        <text:list-item>
          <text:p text:style-name="P60"><text:span text:style-name="Strong_20_Emphasis">Interpretation</text:span>:</text:p>
          <text:list>
            <text:list-item>
              <text:p text:style-name="P8">Analyze the trends to understand how increasing storage capacity affects system performance.</text:p>
            </text:list-item>
          </text:list>
        </text:list-item>
      </text:list>
      <text:p text:style-name="Horizontal_20_Line"/>
      <text:h text:style-name="Heading_20_3" text:outline-level="3"><text:span text:style-name="Strong_20_Emphasis">3. Calculating the Number of Charging/Discharging Cycles</text:span></text:h>
      <text:h text:style-name="Heading_20_4" text:outline-level="4"><text:span text:style-name="Strong_20_Emphasis">3.1. Define What Constitutes a Cycle</text:span></text:h>
      <text:list xml:id="list3434228987563750140" text:style-name="L9">
        <text:list-item>
          <text:p text:style-name="P61"><text:span text:style-name="Strong_20_Emphasis">Full Equivalent Cycle</text:span>:</text:p>
          <text:list>
            <text:list-item>
              <text:p text:style-name="P61">One full cycle is a discharge from 100% to the minimum SoC (considering DoD) and back to 100%.</text:p>
            </text:list-item>
          </text:list>
        </text:list-item>
        <text:list-item>
          <text:p text:style-name="P61"><text:span text:style-name="Strong_20_Emphasis">Partial Cycles</text:span>:</text:p>
          <text:list>
            <text:list-item>
              <text:p text:style-name="P9">Partial discharges and charges can be accumulated to represent equivalent full cycles.</text:p>
            </text:list-item>
          </text:list>
        </text:list-item>
      </text:list>
      <text:h text:style-name="Heading_20_4" text:outline-level="4"><text:span text:style-name="Strong_20_Emphasis">3.2. Use Cycle Counting Methods</text:span></text:h>
      <text:list xml:id="list5688126205117520496" text:style-name="L10">
        <text:list-item>
          <text:p text:style-name="P62"><text:span text:style-name="Strong_20_Emphasis">Rainflow Counting Algorithm</text:span>:</text:p>
          <text:list>
            <text:list-item>
              <text:p text:style-name="P62">A method commonly used to count fatigue cycles in materials, adapted for battery cycling.</text:p>
            </text:list-item>
            <text:list-item>
              <text:p text:style-name="P62">It helps to identify and count the equivalent full cycles from irregular charge/discharge patterns.</text:p>
            </text:list-item>
          </text:list>
        </text:list-item>
        <text:list-item>
          <text:p text:style-name="P62"><text:span text:style-name="Strong_20_Emphasis">Implement or Use Existing Libraries</text:span>:</text:p>
          <text:list>
            <text:list-item>
              <text:p text:style-name="P10">You can implement the Rainflow algorithm or use existing Python libraries (e.g., <text:span text:style-name="Source_20_Text">rainflow</text:span> package).</text:p>
            </text:list-item>
          </text:list>
        </text:list-item>
      </text:list>
      <text:h text:style-name="Heading_20_4" text:outline-level="4"><text:span text:style-name="Strong_20_Emphasis">3.3. Apply the Algorithm to SoC Data</text:span></text:h>
      <text:list xml:id="list9190698557319988770" text:style-name="L11">
        <text:list-item>
          <text:p text:style-name="P63">Use the SoC time series data from the simulation.</text:p>
        </text:list-item>
        <text:list-item>
          <text:p text:style-name="P11">Apply the cycle counting method to determine the number of cycles.</text:p>
        </text:list-item>
      </text:list>
      <text:h text:style-name="Heading_20_4" text:outline-level="4"><text:span text:style-name="Strong_20_Emphasis">3.4. Analyze Battery Life Implications</text:span></text:h>
      <text:list xml:id="list6809437044602071832" text:style-name="L12">
        <text:list-item>
          <text:p text:style-name="P64"><text:span text:style-name="Strong_20_Emphasis">Cycle Life Data</text:span>:</text:p>
          <text:list>
            <text:list-item>
              <text:p text:style-name="P64">Reference manufacturer data on the number of cycles the battery can endure at <text:soft-page-break/>specific DoD.</text:p>
            </text:list-item>
          </text:list>
        </text:list-item>
        <text:list-item>
          <text:p text:style-name="P64"><text:span text:style-name="Strong_20_Emphasis">Estimate Battery Lifespan</text:span>:</text:p>
          <text:list>
            <text:list-item>
              <text:p text:style-name="P64">Calculate the expected battery life based on the number of cycles per year.</text:p>
            </text:list-item>
          </text:list>
        </text:list-item>
        <text:list-item>
          <text:p text:style-name="P64"><text:span text:style-name="Strong_20_Emphasis">Impact of Depth of Discharge</text:span>:</text:p>
          <text:list>
            <text:list-item>
              <text:p text:style-name="P12">Recognize that deeper discharges typically reduce battery lifespan.</text:p>
            </text:list-item>
          </text:list>
        </text:list-item>
      </text:list>
      <text:p text:style-name="Horizontal_20_Line"/>
      <text:h text:style-name="Heading_20_3" text:outline-level="3"><text:span text:style-name="Strong_20_Emphasis">4. Structuring Your Code and Files</text:span></text:h>
      <text:h text:style-name="Heading_20_4" text:outline-level="4"><text:span text:style-name="Strong_20_Emphasis">4.1. Creating a Third File</text:span></text:h>
      <text:list xml:id="list7873152193225159242" text:style-name="L13">
        <text:list-item>
          <text:p text:style-name="P65"><text:span text:style-name="Strong_20_Emphasis">Modularity</text:span>:</text:p>
          <text:list>
            <text:list-item>
              <text:p text:style-name="P65">Keeping the storage simulation code separate from the previous scripts enhances modularity and readability.</text:p>
            </text:list-item>
          </text:list>
        </text:list-item>
        <text:list-item>
          <text:p text:style-name="P65"><text:span text:style-name="Strong_20_Emphasis">Files Overview</text:span>:</text:p>
          <text:list>
            <text:list-item>
              <text:p text:style-name="P65"><text:span text:style-name="Strong_20_Emphasis">First Script</text:span>: Calculates PV production at different tilt angles and determines the optimal tilt angle.</text:p>
            </text:list-item>
            <text:list-item>
              <text:p text:style-name="P65"><text:span text:style-name="Strong_20_Emphasis">Second Script</text:span>: Analyzes net energy flow between PV production and building consumption.</text:p>
            </text:list-item>
            <text:list-item>
              <text:p text:style-name="P13"><text:span text:style-name="Strong_20_Emphasis">Third Script</text:span>: Implements the storage simulation, analyzes different storage capacities, and calculates battery cycles.</text:p>
            </text:list-item>
          </text:list>
        </text:list-item>
      </text:list>
      <text:h text:style-name="Heading_20_4" text:outline-level="4"><text:span text:style-name="Strong_20_Emphasis">4.2. Benefits of a Separate Script</text:span></text:h>
      <text:list xml:id="list4127455638300665915" text:style-name="L14">
        <text:list-item>
          <text:p text:style-name="P66"><text:span text:style-name="Strong_20_Emphasis">Clarity</text:span>:</text:p>
          <text:list>
            <text:list-item>
              <text:p text:style-name="P66">Each script focuses on a specific aspect of the project, making it easier to understand and maintain.</text:p>
            </text:list-item>
          </text:list>
        </text:list-item>
        <text:list-item>
          <text:p text:style-name="P66"><text:span text:style-name="Strong_20_Emphasis">Reusability</text:span>:</text:p>
          <text:list>
            <text:list-item>
              <text:p text:style-name="P66">Functions or classes from one script can be imported into others if needed.</text:p>
            </text:list-item>
          </text:list>
        </text:list-item>
        <text:list-item>
          <text:p text:style-name="P66"><text:span text:style-name="Strong_20_Emphasis">Ease of Testing</text:span>:</text:p>
          <text:list>
            <text:list-item>
              <text:p text:style-name="P14">Isolating code allows for easier debugging and testing of individual components.</text:p>
            </text:list-item>
          </text:list>
        </text:list-item>
      </text:list>
      <text:h text:style-name="Heading_20_4" text:outline-level="4"><text:span text:style-name="Strong_20_Emphasis">4.3. Integration Points</text:span></text:h>
      <text:list xml:id="list8099219066371713038" text:style-name="L15">
        <text:list-item>
          <text:p text:style-name="P67"><text:span text:style-name="Strong_20_Emphasis">Data Dependencies</text:span>:</text:p>
          <text:list>
            <text:list-item>
              <text:p text:style-name="P67">The third script will use data generated by the second script (e.g., net energy flow).</text:p>
            </text:list-item>
          </text:list>
        </text:list-item>
        <text:list-item>
          <text:p text:style-name="P67"><text:span text:style-name="Strong_20_Emphasis">Shared Functions or Classes</text:span>:</text:p>
          <text:list>
            <text:list-item>
              <text:p text:style-name="P15">If there are common functions (e.g., data loading), consider placing them in a separate module or including them in each script as needed.</text:p>
            </text:list-item>
          </text:list>
        </text:list-item>
      </text:list>
      <text:p text:style-name="Horizontal_20_Line"/>
      <text:h text:style-name="Heading_20_3" text:outline-level="3"><text:span text:style-name="Strong_20_Emphasis">5. Detailed Steps for the Third Script</text:span></text:h>
      <text:h text:style-name="Heading_20_4" text:outline-level="4"><text:span text:style-name="Strong_20_Emphasis">5.1. Setup and Data Loading</text:span></text:h>
      <text:list xml:id="list3387444679623645023" text:style-name="L16">
        <text:list-item>
          <text:p text:style-name="P68"><text:span text:style-name="Strong_20_Emphasis">Import Necessary Libraries</text:span>:</text:p>
          <text:list>
            <text:list-item>
              <text:p text:style-name="P68"><text:span text:style-name="Source_20_Text">pandas</text:span>, <text:span text:style-name="Source_20_Text">numpy</text:span>, <text:span text:style-name="Source_20_Text">matplotlib</text:span>, etc.</text:p>
            </text:list-item>
          </text:list>
        </text:list-item>
        <text:list-item>
          <text:p text:style-name="P68"><text:span text:style-name="Strong_20_Emphasis">Load Net Energy Data</text:span>:</text:p>
          <text:list>
            <text:list-item>
              <text:p text:style-name="P68">Read the <text:span text:style-name="Source_20_Text">energy_flow_results.csv</text:span> generated from the second script.</text:p>
            </text:list-item>
          </text:list>
        </text:list-item>
        <text:list-item>
          <text:p text:style-name="P68"><text:soft-page-break/><text:span text:style-name="Strong_20_Emphasis">Set Simulation Parameters</text:span>:</text:p>
          <text:list>
            <text:list-item>
              <text:p text:style-name="P16">Define the range of storage capacities and other battery parameters.</text:p>
            </text:list-item>
          </text:list>
        </text:list-item>
      </text:list>
      <text:h text:style-name="Heading_20_4" text:outline-level="4"><text:span text:style-name="Strong_20_Emphasis">5.2. Implement the Simulation Loop</text:span></text:h>
      <text:list xml:id="list2069434846619750460" text:style-name="L17">
        <text:list-item>
          <text:p text:style-name="P69"><text:span text:style-name="Strong_20_Emphasis">For Each Storage Capacity</text:span>:</text:p>
          <text:list>
            <text:list-item>
              <text:p text:style-name="P69">Initialize SoC and other variables.</text:p>
            </text:list-item>
            <text:list-item>
              <text:p text:style-name="P69">Loop over the time steps to simulate battery behavior.</text:p>
            </text:list-item>
            <text:list-item>
              <text:p text:style-name="P69">Apply constraints and efficiencies.</text:p>
            </text:list-item>
            <text:list-item>
              <text:p text:style-name="P17">Record necessary data at each step.</text:p>
            </text:list-item>
          </text:list>
        </text:list-item>
      </text:list>
      <text:h text:style-name="Heading_20_4" text:outline-level="4"><text:span text:style-name="Strong_20_Emphasis">5.3. Analyze and Store Results</text:span></text:h>
      <text:list xml:id="list8050263588760993850" text:style-name="L18">
        <text:list-item>
          <text:p text:style-name="P70"><text:span text:style-name="Strong_20_Emphasis">Collect Metrics</text:span>:</text:p>
          <text:list>
            <text:list-item>
              <text:p text:style-name="P70">As mentioned earlier, collect all relevant metrics for each storage capacity.</text:p>
            </text:list-item>
          </text:list>
        </text:list-item>
        <text:list-item>
          <text:p text:style-name="P70"><text:span text:style-name="Strong_20_Emphasis">Save Results</text:span>:</text:p>
          <text:list>
            <text:list-item>
              <text:p text:style-name="P18">Store the results in a DataFrame and save to a CSV file.</text:p>
            </text:list-item>
          </text:list>
        </text:list-item>
      </text:list>
      <text:h text:style-name="Heading_20_4" text:outline-level="4"><text:span text:style-name="Strong_20_Emphasis">5.4. Visualization</text:span></text:h>
      <text:list xml:id="list3133093525868311495" text:style-name="L19">
        <text:list-item>
          <text:p text:style-name="P71"><text:span text:style-name="Strong_20_Emphasis">Generate Plots</text:span>:</text:p>
          <text:list>
            <text:list-item>
              <text:p text:style-name="P71">Plot the impact of storage capacity on various metrics.</text:p>
            </text:list-item>
            <text:list-item>
              <text:p text:style-name="P71">Visualize the SoC over time for selected storage capacities.</text:p>
            </text:list-item>
          </text:list>
        </text:list-item>
        <text:list-item>
          <text:p text:style-name="P71"><text:span text:style-name="Strong_20_Emphasis">Interpret Results</text:span>:</text:p>
          <text:list>
            <text:list-item>
              <text:p text:style-name="P19">Analyze how storage capacity affects grid dependency and battery utilization.</text:p>
            </text:list-item>
          </text:list>
        </text:list-item>
      </text:list>
      <text:h text:style-name="Heading_20_4" text:outline-level="4"><text:span text:style-name="Strong_20_Emphasis">5.5. Calculate Battery Cycles</text:span></text:h>
      <text:list xml:id="list4177365918061852398" text:style-name="L20">
        <text:list-item>
          <text:p text:style-name="P72"><text:span text:style-name="Strong_20_Emphasis">Apply Rainflow Counting</text:span>:</text:p>
          <text:list>
            <text:list-item>
              <text:p text:style-name="P72">Use the SoC data to calculate the number of cycles.</text:p>
            </text:list-item>
          </text:list>
        </text:list-item>
        <text:list-item>
          <text:p text:style-name="P72"><text:span text:style-name="Strong_20_Emphasis">Assess Battery Life</text:span>:</text:p>
          <text:list>
            <text:list-item>
              <text:p text:style-name="P20">Estimate battery lifespan based on cycles per year.</text:p>
            </text:list-item>
          </text:list>
        </text:list-item>
      </text:list>
      <text:h text:style-name="Heading_20_4" text:outline-level="4"><text:span text:style-name="Strong_20_Emphasis">5.6. Economic Analysis (Optional)</text:span></text:h>
      <text:list xml:id="list8631882013995838572" text:style-name="L21">
        <text:list-item>
          <text:p text:style-name="P73"><text:span text:style-name="Strong_20_Emphasis">Cost Assessment</text:span>:</text:p>
          <text:list>
            <text:list-item>
              <text:p text:style-name="P73">Include capital and operational costs of the battery system.</text:p>
            </text:list-item>
          </text:list>
        </text:list-item>
        <text:list-item>
          <text:p text:style-name="P73"><text:span text:style-name="Strong_20_Emphasis">Financial Metrics</text:span>:</text:p>
          <text:list>
            <text:list-item>
              <text:p text:style-name="P73">Calculate NPV, payback period, ROI, etc.</text:p>
            </text:list-item>
          </text:list>
        </text:list-item>
        <text:list-item>
          <text:p text:style-name="P73"><text:span text:style-name="Strong_20_Emphasis">Sensitivity Analysis</text:span>:</text:p>
          <text:list>
            <text:list-item>
              <text:p text:style-name="P21">Analyze how changes in costs or parameters affect feasibility.</text:p>
            </text:list-item>
          </text:list>
        </text:list-item>
      </text:list>
      <text:p text:style-name="Horizontal_20_Line"/>
      <text:h text:style-name="Heading_20_3" text:outline-level="3"><text:span text:style-name="Strong_20_Emphasis">6. Additional Considerations</text:span></text:h>
      <text:h text:style-name="Heading_20_4" text:outline-level="4"><text:span text:style-name="Strong_20_Emphasis">6.1. Parameter Sensitivity</text:span></text:h>
      <text:list xml:id="list6201776181265640177" text:style-name="L22">
        <text:list-item>
          <text:p text:style-name="P74"><text:span text:style-name="Strong_20_Emphasis">Depth of Discharge</text:span>:</text:p>
          <text:list>
            <text:list-item>
              <text:p text:style-name="P74">Analyze how varying the DoD affects battery life and system performance.</text:p>
            </text:list-item>
          </text:list>
        </text:list-item>
        <text:list-item>
          <text:p text:style-name="P74"><text:span text:style-name="Strong_20_Emphasis">Efficiency</text:span>:</text:p>
          <text:list>
            <text:list-item>
              <text:p text:style-name="P22"><text:soft-page-break/>Consider different efficiency values to reflect real-world variations.</text:p>
            </text:list-item>
          </text:list>
        </text:list-item>
      </text:list>
      <text:h text:style-name="Heading_20_4" text:outline-level="4"><text:span text:style-name="Strong_20_Emphasis">6.2. Constraints and Realism</text:span></text:h>
      <text:list xml:id="list3015020914805695261" text:style-name="L23">
        <text:list-item>
          <text:p text:style-name="P75"><text:span text:style-name="Strong_20_Emphasis">Power Constraints</text:span>:</text:p>
          <text:list>
            <text:list-item>
              <text:p text:style-name="P75">Batteries have maximum charge/discharge rates (kW), which should be considered.</text:p>
            </text:list-item>
          </text:list>
        </text:list-item>
        <text:list-item>
          <text:p text:style-name="P75"><text:span text:style-name="Strong_20_Emphasis">Grid Limitations</text:span>:</text:p>
          <text:list>
            <text:list-item>
              <text:p text:style-name="P23">Some grids have limits on how much energy can be exported.</text:p>
            </text:list-item>
          </text:list>
        </text:list-item>
      </text:list>
      <text:h text:style-name="Heading_20_4" text:outline-level="4"><text:span text:style-name="Strong_20_Emphasis">6.3. Validation</text:span></text:h>
      <text:list xml:id="list1210534336600645501" text:style-name="L24">
        <text:list-item>
          <text:p text:style-name="P76"><text:span text:style-name="Strong_20_Emphasis">Verify Results</text:span>:</text:p>
          <text:list>
            <text:list-item>
              <text:p text:style-name="P76">Ensure that energy balances (e.g., total energy in and out) make sense.</text:p>
            </text:list-item>
          </text:list>
        </text:list-item>
        <text:list-item>
          <text:p text:style-name="P76"><text:span text:style-name="Strong_20_Emphasis">Test Edge Cases</text:span>:</text:p>
          <text:list>
            <text:list-item>
              <text:p text:style-name="P24">For zero storage capacity and very large capacities.</text:p>
            </text:list-item>
          </text:list>
        </text:list-item>
      </text:list>
      <text:h text:style-name="Heading_20_4" text:outline-level="4"><text:span text:style-name="Strong_20_Emphasis">6.4. Documentation</text:span></text:h>
      <text:list xml:id="list2373627499189907001" text:style-name="L25">
        <text:list-item>
          <text:p text:style-name="P77"><text:span text:style-name="Strong_20_Emphasis">Comments and Descriptions</text:span>:</text:p>
          <text:list>
            <text:list-item>
              <text:p text:style-name="P77">Document your code thoroughly for clarity.</text:p>
            </text:list-item>
          </text:list>
        </text:list-item>
        <text:list-item>
          <text:p text:style-name="P77"><text:span text:style-name="Strong_20_Emphasis">Assumptions</text:span>:</text:p>
          <text:list>
            <text:list-item>
              <text:p text:style-name="P25">Clearly state any assumptions made in the simulation.</text:p>
            </text:list-item>
          </text:list>
        </text:list-item>
      </text:list>
      <text:p text:style-name="Horizontal_20_Line"/>
      <text:h text:style-name="Heading_20_3" text:outline-level="3"><text:span text:style-name="Strong_20_Emphasis">7. Proposed Structure of the Third Script</text:span></text:h>
      <text:p text:style-name="Text_20_body"><text:span text:style-name="Strong_20_Emphasis">Filename</text:span>: <text:span text:style-name="Source_20_Text">energy_storage_simulation.py</text:span></text:p>
      <text:p text:style-name="Text_20_body"><text:span text:style-name="Strong_20_Emphasis">Sections</text:span>:</text:p>
      <text:list xml:id="list6322960062852273756" text:style-name="L26">
        <text:list-item>
          <text:p text:style-name="P78"><text:span text:style-name="Strong_20_Emphasis">Imports and Configuration</text:span></text:p>
        </text:list-item>
        <text:list-item>
          <text:p text:style-name="P78"><text:span text:style-name="Strong_20_Emphasis">Data Loading</text:span></text:p>
          <text:list>
            <text:list-item>
              <text:p text:style-name="P78">Load net energy data.</text:p>
            </text:list-item>
          </text:list>
        </text:list-item>
        <text:list-item>
          <text:p text:style-name="P78"><text:span text:style-name="Strong_20_Emphasis">Define Battery Parameters</text:span></text:p>
          <text:list>
            <text:list-item>
              <text:p text:style-name="P78">Storage capacities, efficiencies, DoD, etc.</text:p>
            </text:list-item>
          </text:list>
        </text:list-item>
        <text:list-item>
          <text:p text:style-name="P78"><text:span text:style-name="Strong_20_Emphasis">Simulation Function</text:span></text:p>
          <text:list>
            <text:list-item>
              <text:p text:style-name="P78">Implement the simulation loop as a function for reusability.</text:p>
            </text:list-item>
          </text:list>
        </text:list-item>
        <text:list-item>
          <text:p text:style-name="P78"><text:span text:style-name="Strong_20_Emphasis">Run Simulations for Different Capacities</text:span></text:p>
          <text:list>
            <text:list-item>
              <text:p text:style-name="P78">Iterate over storage capacities.</text:p>
            </text:list-item>
          </text:list>
        </text:list-item>
        <text:list-item>
          <text:p text:style-name="P78"><text:span text:style-name="Strong_20_Emphasis">Results Collection</text:span></text:p>
          <text:list>
            <text:list-item>
              <text:p text:style-name="P78">Store metrics for each capacity.</text:p>
            </text:list-item>
          </text:list>
        </text:list-item>
        <text:list-item>
          <text:p text:style-name="P78"><text:span text:style-name="Strong_20_Emphasis">Visualization</text:span></text:p>
          <text:list>
            <text:list-item>
              <text:p text:style-name="P78">Generate plots to analyze the impact.</text:p>
            </text:list-item>
          </text:list>
        </text:list-item>
        <text:list-item>
          <text:p text:style-name="P78"><text:span text:style-name="Strong_20_Emphasis">Cycle Counting</text:span></text:p>
          <text:list>
            <text:list-item>
              <text:p text:style-name="P78">Calculate number of cycles using Rainflow algorithm.</text:p>
            </text:list-item>
          </text:list>
        </text:list-item>
        <text:list-item>
          <text:p text:style-name="P78"><text:span text:style-name="Strong_20_Emphasis">Battery Life Assessment</text:span></text:p>
          <text:list>
            <text:list-item>
              <text:p text:style-name="P78">Estimate lifespan based on cycles.</text:p>
            </text:list-item>
          </text:list>
        </text:list-item>
        <text:list-item>
          <text:p text:style-name="P78"><text:span text:style-name="Strong_20_Emphasis">Saving Results</text:span></text:p>
          <text:list>
            <text:list-item>
              <text:p text:style-name="P78">Save results to CSV files.</text:p>
            </text:list-item>
          </text:list>
        </text:list-item>
        <text:list-item>
          <text:p text:style-name="P78"><text:span text:style-name="Strong_20_Emphasis">Optional Economic Analysis</text:span></text:p>
          <text:list>
            <text:list-item>
              <text:p text:style-name="P78">Include financial calculations if desired.</text:p>
            </text:list-item>
          </text:list>
        </text:list-item>
        <text:list-item>
          <text:p text:style-name="P78"><text:span text:style-name="Strong_20_Emphasis">Conclusions</text:span></text:p>
          <text:list>
            <text:list-item>
              <text:p text:style-name="P26"><text:soft-page-break/>Summarize findings and implications.</text:p>
            </text:list-item>
          </text:list>
        </text:list-item>
      </text:list>
      <text:p text:style-name="Horizontal_20_Line"/>
      <text:h text:style-name="Heading_20_3" text:outline-level="3"><text:span text:style-name="Strong_20_Emphasis">8. Plan for Implementing Cycle Counting</text:span></text:h>
      <text:h text:style-name="Heading_20_4" text:outline-level="4"><text:span text:style-name="Strong_20_Emphasis">8.1. Install Necessary Libraries</text:span></text:h>
      <text:list xml:id="list4639592307427424958" text:style-name="L27">
        <text:list-item>
          <text:p text:style-name="P79">If using the <text:span text:style-name="Source_20_Text">rainflow</text:span> package:</text:p>
          <text:list>
            <text:list-item>
              <text:p text:style-name="P27">Install via <text:span text:style-name="Source_20_Text">pip install rainflow</text:span></text:p>
            </text:list-item>
          </text:list>
        </text:list-item>
      </text:list>
      <text:h text:style-name="Heading_20_4" text:outline-level="4"><text:span text:style-name="Strong_20_Emphasis">8.2. Implement Cycle Counting</text:span></text:h>
      <text:list xml:id="list8613160568119609993" text:style-name="L28">
        <text:list-item>
          <text:p text:style-name="P80"><text:span text:style-name="Strong_20_Emphasis">Load SoC Data</text:span>:</text:p>
          <text:list>
            <text:list-item>
              <text:p text:style-name="P80">For each storage capacity, or for selected capacities.</text:p>
            </text:list-item>
          </text:list>
        </text:list-item>
        <text:list-item>
          <text:p text:style-name="P80"><text:span text:style-name="Strong_20_Emphasis">Apply Rainflow Algorithm</text:span>:</text:p>
          <text:list>
            <text:list-item>
              <text:p text:style-name="P80">Use the SoC time series to identify cycles.</text:p>
            </text:list-item>
          </text:list>
        </text:list-item>
        <text:list-item>
          <text:p text:style-name="P80"><text:span text:style-name="Strong_20_Emphasis">Calculate Equivalent Full Cycles</text:span>:</text:p>
          <text:list>
            <text:list-item>
              <text:p text:style-name="P80">Sum the partial cycles to get full equivalent cycles.</text:p>
            </text:list-item>
          </text:list>
        </text:list-item>
        <text:list-item>
          <text:p text:style-name="P80"><text:span text:style-name="Strong_20_Emphasis">Store Cycle Counts</text:span>:</text:p>
          <text:list>
            <text:list-item>
              <text:p text:style-name="P28">Record the number of cycles for each capacity.</text:p>
            </text:list-item>
          </text:list>
        </text:list-item>
      </text:list>
      <text:h text:style-name="Heading_20_4" text:outline-level="4"><text:span text:style-name="Strong_20_Emphasis">8.3. Incorporate into Battery Life Estimation</text:span></text:h>
      <text:list xml:id="list7891132098458054605" text:style-name="L29">
        <text:list-item>
          <text:p text:style-name="P81"><text:span text:style-name="Strong_20_Emphasis">Manufacturer Data</text:span>:</text:p>
          <text:list>
            <text:list-item>
              <text:p text:style-name="P81">Reference cycle life curves from battery datasheets.</text:p>
            </text:list-item>
          </text:list>
        </text:list-item>
        <text:list-item>
          <text:p text:style-name="P81"><text:span text:style-name="Strong_20_Emphasis">Estimate Lifespan</text:span>:</text:p>
          <text:list>
            <text:list-item>
              <text:p text:style-name="P29">Calculate expected years of operation before reaching end-of-life criteria.</text:p>
            </text:list-item>
          </text:list>
        </text:list-item>
      </text:list>
      <text:p text:style-name="Horizontal_20_Line"/>
      <text:h text:style-name="Heading_20_3" text:outline-level="3"><text:span text:style-name="Strong_20_Emphasis">9. Answering Your Question</text:span></text:h>
      <text:p text:style-name="Text_20_body"><text:span text:style-name="Strong_20_Emphasis">Should these models and calculations be created in a third file?</text:span></text:p>
      <text:p text:style-name="Text_20_body"><text:span text:style-name="Strong_20_Emphasis">Yes</text:span>, creating a third file dedicated to the energy storage simulation and associated analyses is advisable. This approach offers several benefits:</text:p>
      <text:list xml:id="list6105835858501813607" text:style-name="L30">
        <text:list-item>
          <text:p text:style-name="P82"><text:span text:style-name="Strong_20_Emphasis">Modularity</text:span>: Separates the storage simulation from other parts of the project, making the codebase more organized.</text:p>
        </text:list-item>
        <text:list-item>
          <text:p text:style-name="P82"><text:span text:style-name="Strong_20_Emphasis">Clarity</text:span>: Each script has a clear purpose, enhancing readability and maintainability.</text:p>
        </text:list-item>
        <text:list-item>
          <text:p text:style-name="P82"><text:span text:style-name="Strong_20_Emphasis">Reusability</text:span>: Allows for easier reuse of code and functions in other contexts.</text:p>
        </text:list-item>
        <text:list-item>
          <text:p text:style-name="P30"><text:span text:style-name="Strong_20_Emphasis">Ease of Debugging</text:span>: Isolates potential issues, simplifying the debugging process.</text:p>
        </text:list-item>
      </text:list>
      <text:p text:style-name="Horizontal_20_Line"/>
      <text:h text:style-name="Heading_20_3" text:outline-level="3"><text:span text:style-name="Strong_20_Emphasis">10. Summary of the Plan</text:span></text:h>
      <text:list xml:id="list524884277592556805" text:style-name="L31">
        <text:list-item>
          <text:p text:style-name="P83"><text:span text:style-name="Strong_20_Emphasis">Create a Third Script</text:span>: <text:span text:style-name="Source_20_Text">energy_storage_simulation.py</text:span></text:p>
        </text:list-item>
        <text:list-item>
          <text:p text:style-name="P83"><text:span text:style-name="Strong_20_Emphasis">Implement the Storage Simulation</text:span>:</text:p>
          <text:list>
            <text:list-item>
              <text:p text:style-name="P83">Define battery parameters.</text:p>
            </text:list-item>
            <text:list-item>
              <text:p text:style-name="P83">Implement the simulation loop.</text:p>
            </text:list-item>
          </text:list>
        </text:list-item>
        <text:list-item>
          <text:p text:style-name="P83"><text:span text:style-name="Strong_20_Emphasis">Analyze Different Storage Capacities</text:span>:</text:p>
          <text:list>
            <text:list-item>
              <text:p text:style-name="P83"><text:soft-page-break/>Run simulations across a range of capacities.</text:p>
            </text:list-item>
            <text:list-item>
              <text:p text:style-name="P83">Collect and visualize results.</text:p>
            </text:list-item>
          </text:list>
        </text:list-item>
        <text:list-item>
          <text:p text:style-name="P83"><text:span text:style-name="Strong_20_Emphasis">Calculate Charging/Discharging Cycles</text:span>:</text:p>
          <text:list>
            <text:list-item>
              <text:p text:style-name="P83">Use cycle counting methods.</text:p>
            </text:list-item>
            <text:list-item>
              <text:p text:style-name="P83">Assess battery life implications.</text:p>
            </text:list-item>
          </text:list>
        </text:list-item>
        <text:list-item>
          <text:p text:style-name="P83"><text:span text:style-name="Strong_20_Emphasis">Organize and Document Your Code</text:span>:</text:p>
          <text:list>
            <text:list-item>
              <text:p text:style-name="P83">Follow best practices in code structure and documentation.</text:p>
            </text:list-item>
          </text:list>
        </text:list-item>
        <text:list-item>
          <text:p text:style-name="P83"><text:span text:style-name="Strong_20_Emphasis">Prepare for Further Analysis</text:span>:</text:p>
          <text:list>
            <text:list-item>
              <text:p text:style-name="P83">Include economic assessments if desired.</text:p>
            </text:list-item>
            <text:list-item>
              <text:p text:style-name="P31">Consider integrating forecasting models in future work.</text:p>
            </text:list-item>
          </text:list>
        </text:list-item>
      </text:list>
      <text:p text:style-name="Horizontal_20_Line"/>
      <text:h text:style-name="Heading_20_2" text:outline-level="2"><text:span text:style-name="Strong_20_Emphasis">Next Steps</text:span></text:h>
      <text:list xml:id="list8840078216738415761" text:style-name="L32">
        <text:list-item>
          <text:p text:style-name="P32"><text:span text:style-name="Strong_20_Emphasis">Finalize Battery Parameters</text:span>:</text:p>
          <text:list>
            <text:list-item>
              <text:p text:style-name="P84">Determine realistic values based on actual battery specifications.</text:p>
            </text:list-item>
          </text:list>
        </text:list-item>
        <text:list-item>
          <text:p text:style-name="P32"><text:span text:style-name="Strong_20_Emphasis">Set Up the Third Script</text:span>:</text:p>
          <text:list>
            <text:list-item>
              <text:p text:style-name="P84">Create the file and set up the basic structure.</text:p>
            </text:list-item>
          </text:list>
        </text:list-item>
        <text:list-item>
          <text:p text:style-name="P32"><text:span text:style-name="Strong_20_Emphasis">Implement the Simulation</text:span>:</text:p>
          <text:list>
            <text:list-item>
              <text:p text:style-name="P84">Follow the plan to code the simulation loop and analyses.</text:p>
            </text:list-item>
          </text:list>
        </text:list-item>
        <text:list-item>
          <text:p text:style-name="P32"><text:span text:style-name="Strong_20_Emphasis">Validate and Test</text:span>:</text:p>
          <text:list>
            <text:list-item>
              <text:p text:style-name="P84">Run tests to ensure the simulation behaves as expected.</text:p>
            </text:list-item>
          </text:list>
        </text:list-item>
        <text:list-item>
          <text:p text:style-name="P32"><text:span text:style-name="Strong_20_Emphasis">Analyze and Interpret Results</text:span>:</text:p>
          <text:list>
            <text:list-item>
              <text:p text:style-name="P84">Prepare visualizations and summarize findings.</text:p>
            </text:list-item>
          </text:list>
        </text:list-item>
        <text:list-item>
          <text:p text:style-name="P32"><text:span text:style-name="Strong_20_Emphasis">Document Findings</text:span>:</text:p>
          <text:list>
            <text:list-item>
              <text:p text:style-name="P32">Prepare explanations, charts, and tables for your thesis.</text:p>
            </text:list-item>
          </text:list>
        </text:list-item>
      </text:list>
      <text:p text:style-name="Horizontal_20_Line"/>
      <text:p text:style-name="Text_20_body"><text:span text:style-name="Strong_20_Emphasis">Feel free to ask if you need further clarification on any of these steps or assistance in implementing the plan. I'm here to help you successfully execute your project!</text:span></text:p>
      <text:p text:style-name="Text_20_body">o1</text:p>
      <text:h text:style-name="Heading_20_5" text:outline-level="5">You said:</text:h>
      <text:p text:style-name="Text_20_body">ok and the optimization will be done in a 4th file correct? And how you propose to optimize the battery system?With what algorithm. I dont need code yet i remind you.</text:p>
      <text:p text:style-name="Text_20_body">ChatGPT</text:p>
      <text:p text:style-name="Text_20_body">Thought for 35 seconds</text:p>
      <text:p text:style-name="Text_20_body">Yes, implementing the optimization in a <text:span text:style-name="Strong_20_Emphasis">fourth script</text:span> is a logical and organized approach. This way, each script focuses on a specific aspect of your project, making it easier to manage and understand.</text:p>
      <text:p text:style-name="Horizontal_20_Line"/>
      <text:h text:style-name="Heading_20_2" text:outline-level="2"><text:soft-page-break/><text:span text:style-name="Strong_20_Emphasis">Plan for Optimizing the Battery System</text:span></text:h>
      <text:h text:style-name="Heading_20_3" text:outline-level="3"><text:span text:style-name="Strong_20_Emphasis">Objective</text:span></text:h>
      <text:p text:style-name="Text_20_body">To determine the optimal battery storage capacity and operational strategy that meets specific goals, such as:</text:p>
      <text:list xml:id="list3885121524054629144" text:style-name="L33">
        <text:list-item>
          <text:p text:style-name="P85"><text:span text:style-name="Strong_20_Emphasis">Minimizing Total Costs</text:span>: Including capital, operational, and replacement costs.</text:p>
        </text:list-item>
        <text:list-item>
          <text:p text:style-name="P85"><text:span text:style-name="Strong_20_Emphasis">Maximizing Self-Consumption</text:span>: Using as much of the generated PV energy as possible.</text:p>
        </text:list-item>
        <text:list-item>
          <text:p text:style-name="P85"><text:span text:style-name="Strong_20_Emphasis">Minimizing Grid Dependency</text:span>: Reducing energy imports from the grid.</text:p>
        </text:list-item>
        <text:list-item>
          <text:p text:style-name="P33"><text:span text:style-name="Strong_20_Emphasis">Balancing Multiple Objectives</text:span>: Finding a trade-off between competing goals.</text:p>
        </text:list-item>
      </text:list>
      <text:p text:style-name="Horizontal_20_Line"/>
      <text:h text:style-name="Heading_20_3" text:outline-level="3"><text:span text:style-name="Strong_20_Emphasis">1. Structuring the Optimization in a Fourth Script</text:span></text:h>
      <text:p text:style-name="Text_20_body"><text:span text:style-name="Strong_20_Emphasis">Filename</text:span>: <text:span text:style-name="Source_20_Text">battery_optimization.py</text:span></text:p>
      <text:p text:style-name="Text_20_body"><text:span text:style-name="Strong_20_Emphasis">Purpose</text:span>: This script will:</text:p>
      <text:list xml:id="list5789119407183179783" text:style-name="L34">
        <text:list-item>
          <text:p text:style-name="P86">Define the optimization problem.</text:p>
        </text:list-item>
        <text:list-item>
          <text:p text:style-name="P86">Implement the optimization algorithm.</text:p>
        </text:list-item>
        <text:list-item>
          <text:p text:style-name="P34">Analyze and visualize the results.</text:p>
        </text:list-item>
      </text:list>
      <text:p text:style-name="Text_20_body"><text:span text:style-name="Strong_20_Emphasis">Benefits of a Separate Script</text:span>:</text:p>
      <text:list xml:id="list3482346605877276077" text:style-name="L35">
        <text:list-item>
          <text:p text:style-name="P87"><text:span text:style-name="Strong_20_Emphasis">Modularity</text:span>: Keeps the optimization code separate for clarity.</text:p>
        </text:list-item>
        <text:list-item>
          <text:p text:style-name="P87"><text:span text:style-name="Strong_20_Emphasis">Maintainability</text:span>: Easier to update and modify without affecting other scripts.</text:p>
        </text:list-item>
        <text:list-item>
          <text:p text:style-name="P35"><text:span text:style-name="Strong_20_Emphasis">Focus</text:span>: Allows you to concentrate on optimization without clutter from other code.</text:p>
        </text:list-item>
      </text:list>
      <text:p text:style-name="Horizontal_20_Line"/>
      <text:h text:style-name="Heading_20_3" text:outline-level="3"><text:span text:style-name="Strong_20_Emphasis">2. Formulating the Optimization Problem</text:span></text:h>
      <text:h text:style-name="Heading_20_4" text:outline-level="4"><text:span text:style-name="Strong_20_Emphasis">2.1. Define Decision Variables</text:span></text:h>
      <text:list xml:id="list1684921013158371075" text:style-name="L36">
        <text:list-item>
          <text:p text:style-name="P88"><text:span text:style-name="Strong_20_Emphasis">Battery Capacity (Continuous or Discrete Variable)</text:span>: The size of the battery storage system (in kWh).</text:p>
        </text:list-item>
        <text:list-item>
          <text:p text:style-name="P36"><text:span text:style-name="Strong_20_Emphasis">Charge/Discharge Schedule (Continuous Variables)</text:span>: Amount of energy charged to or discharged from the battery at each time step.</text:p>
        </text:list-item>
      </text:list>
      <text:h text:style-name="Heading_20_4" text:outline-level="4"><text:span text:style-name="Strong_20_Emphasis">2.2. Define the Objective Function</text:span></text:h>
      <text:p text:style-name="Text_20_body"><text:span text:style-name="Strong_20_Emphasis">Examples of Objectives</text:span>:</text:p>
      <text:list xml:id="list1472581924912480417" text:style-name="L37">
        <text:list-item>
          <text:p text:style-name="P37"><text:span text:style-name="Strong_20_Emphasis">Cost Minimization</text:span>:</text:p>
          <text:p text:style-name="P89">Minimize Total Cost=Capital Cost+Operational Cost+Maintenance Cost−Revenue from Energy Exports\text{Minimize Total Cost} = \text{Capital Cost} + \text{Operational Cost} + \text{Maintenance Cost} - \text{Revenue from Energy Exports}Minimize Total Cost=Capital Cost+Operational Cost+Maintenance Cost−Revenue from Energy Exports</text:p>
        </text:list-item>
        <text:list-item>
          <text:p text:style-name="P37"><text:span text:style-name="Strong_20_Emphasis">Maximize Self-Consumption</text:span>:</text:p>
          <text:p text:style-name="P89">Maximize Self-Consumption Ratio=Self-Consumed PV EnergyTotal PV Generation\text{Maximize Self-Consumption Ratio} = \frac{\text{Self-Consumed PV Energy}}{\text{Total <text:soft-page-break/>PV Generation}}Maximize Self-Consumption Ratio=Total PV GenerationSelf-Consumed PV Energy​</text:p>
        </text:list-item>
        <text:list-item>
          <text:p text:style-name="P37"><text:span text:style-name="Strong_20_Emphasis">Minimize Grid Imports</text:span>:</text:p>
          <text:p text:style-name="P37">Minimize Grid Imports=∑tEnergy Imported from Grid at Time t\text{Minimize Grid Imports} = \sum_{t} \text{Energy Imported from Grid at Time } tMinimize Grid Imports=t∑​Energy Imported from Grid at Time t</text:p>
        </text:list-item>
      </text:list>
      <text:h text:style-name="Heading_20_4" text:outline-level="4"><text:span text:style-name="Strong_20_Emphasis">2.3. Define Constraints</text:span></text:h>
      <text:list xml:id="list6958901867333028591" text:style-name="L38">
        <text:list-item>
          <text:p text:style-name="P38"><text:span text:style-name="Strong_20_Emphasis">Energy Balance Constraints</text:span>:</text:p>
          <text:p text:style-name="P90">SoCt=SoCt−1+ηcharge×Charget−Dischargetηdischarge\text{SoC}_{t} = \text{SoC}_{t-1} + \eta_{\text{charge}} \times \text{Charge}_{t} - \frac{\text{Discharge}_{t}}{\eta_{\text{discharge}}}SoCt​=SoCt−1​+ηcharge​×Charget​−ηdischarge​Discharget​​</text:p>
        </text:list-item>
        <text:list-item>
          <text:p text:style-name="P38"><text:span text:style-name="Strong_20_Emphasis">State of Charge (SoC) Limits</text:span>:</text:p>
          <text:p text:style-name="P90">SoCmin≤SoCt≤SoCmax\text{SoC}_{\text{min}} \leq \text{SoC}_{t} \leq \text{SoC}_{\text{max}}SoCmin​≤SoCt​≤SoCmax​</text:p>
        </text:list-item>
        <text:list-item>
          <text:p text:style-name="P38"><text:span text:style-name="Strong_20_Emphasis">Charge/Discharge Power Limits</text:span>:</text:p>
          <text:p text:style-name="P90">0≤Charget≤Pcharge max0 \leq \text{Charge}_{t} \leq \text{P}_{\text{charge max}}0≤Charget​≤Pcharge max​ 0≤Discharget≤Pdischarge max0 \leq \text{Discharge}_{t} \leq \text{P}_{\text{discharge max}}0≤Discharget​≤Pdischarge max​</text:p>
        </text:list-item>
        <text:list-item>
          <text:p text:style-name="P38"><text:span text:style-name="Strong_20_Emphasis">Operational Constraints</text:span>:</text:p>
          <text:list>
            <text:list-item>
              <text:p text:style-name="P90">Battery cannot charge and discharge simultaneously (if applicable).</text:p>
            </text:list-item>
            <text:list-item>
              <text:p text:style-name="P90">Maximum number of cycles per day (optional).</text:p>
            </text:list-item>
          </text:list>
        </text:list-item>
        <text:list-item>
          <text:p text:style-name="P38"><text:span text:style-name="Strong_20_Emphasis">Grid Constraints</text:span> (if any):</text:p>
          <text:list>
            <text:list-item>
              <text:p text:style-name="P90">Limits on energy export to the grid.</text:p>
            </text:list-item>
            <text:list-item>
              <text:p text:style-name="P38">Tariff structures (e.g., time-of-use pricing).</text:p>
            </text:list-item>
          </text:list>
        </text:list-item>
      </text:list>
      <text:p text:style-name="Horizontal_20_Line"/>
      <text:h text:style-name="Heading_20_3" text:outline-level="3"><text:span text:style-name="Strong_20_Emphasis">3. Choosing an Optimization Algorithm</text:span></text:h>
      <text:p text:style-name="Text_20_body">Given the problem's nature, I recommend using <text:span text:style-name="Strong_20_Emphasis">Mixed-Integer Linear Programming (MILP)</text:span>.</text:p>
      <text:h text:style-name="Heading_20_4" text:outline-level="4"><text:span text:style-name="Strong_20_Emphasis">Why MILP?</text:span></text:h>
      <text:list xml:id="list9048782129443017512" text:style-name="L39">
        <text:list-item>
          <text:p text:style-name="P91"><text:span text:style-name="Strong_20_Emphasis">Linear Relationships</text:span>: Battery operation and energy flows can be modeled with linear equations.</text:p>
        </text:list-item>
        <text:list-item>
          <text:p text:style-name="P91"><text:span text:style-name="Strong_20_Emphasis">Integer and Continuous Variables</text:span>: MILP handles both types, allowing for discrete decisions (e.g., on/off states) and continuous variables (e.g., energy amounts).</text:p>
        </text:list-item>
        <text:list-item>
          <text:p text:style-name="P39"><text:span text:style-name="Strong_20_Emphasis">Efficient Solvers</text:span>: Many solvers are optimized for MILP problems.</text:p>
        </text:list-item>
      </text:list>
      <text:h text:style-name="Heading_20_4" text:outline-level="4"><text:span text:style-name="Strong_20_Emphasis">Alternative Methods</text:span></text:h>
      <text:list xml:id="list2068220313849888276" text:style-name="L40">
        <text:list-item>
          <text:p text:style-name="P40"><text:span text:style-name="Strong_20_Emphasis">Dynamic Programming (DP)</text:span>:</text:p>
          <text:list>
            <text:list-item>
              <text:p text:style-name="P92"><text:span text:style-name="Strong_20_Emphasis">Pros</text:span>: Suitable for time-sequential decision-making.</text:p>
            </text:list-item>
            <text:list-item>
              <text:p text:style-name="P92"><text:span text:style-name="Strong_20_Emphasis">Cons</text:span>: Computationally intensive for long time horizons.</text:p>
            </text:list-item>
          </text:list>
        </text:list-item>
        <text:list-item>
          <text:p text:style-name="P40"><text:span text:style-name="Strong_20_Emphasis">Metaheuristic Algorithms</text:span> (e.g., Genetic Algorithms, Particle Swarm Optimization):</text:p>
          <text:list>
            <text:list-item>
              <text:p text:style-name="P92"><text:span text:style-name="Strong_20_Emphasis">Pros</text:span>: Useful for complex, non-linear problems.</text:p>
            </text:list-item>
            <text:list-item>
              <text:p text:style-name="P40"><text:span text:style-name="Strong_20_Emphasis">Cons</text:span>: May not guarantee optimality and can be slow for large datasets.</text:p>
            </text:list-item>
          </text:list>
        </text:list-item>
      </text:list>
      <text:p text:style-name="Text_20_body"><text:soft-page-break/>Given the linearity and size of your problem, MILP is the most appropriate choice.</text:p>
      <text:p text:style-name="Horizontal_20_Line"/>
      <text:h text:style-name="Heading_20_3" text:outline-level="3"><text:span text:style-name="Strong_20_Emphasis">4. Implementing the Optimization Model</text:span></text:h>
      <text:h text:style-name="Heading_20_4" text:outline-level="4"><text:span text:style-name="Strong_20_Emphasis">4.1. Use an Optimization Modeling Library</text:span></text:h>
      <text:list xml:id="list5356737167593676632" text:style-name="L41">
        <text:list-item>
          <text:p text:style-name="P93"><text:span text:style-name="Strong_20_Emphasis">Pyomo</text:span>: A Python-based, open-source optimization modeling language.</text:p>
        </text:list-item>
        <text:list-item>
          <text:p text:style-name="P41"><text:span text:style-name="Strong_20_Emphasis">PuLP</text:span>: A linear programming modeler in Python.</text:p>
        </text:list-item>
      </text:list>
      <text:h text:style-name="Heading_20_4" text:outline-level="4"><text:span text:style-name="Strong_20_Emphasis">4.2. Steps to Implement</text:span></text:h>
      <text:list xml:id="list1944218004061072102" text:style-name="L42">
        <text:list-item>
          <text:p text:style-name="P42"><text:span text:style-name="Strong_20_Emphasis">Import Libraries</text:span>:</text:p>
          <text:p text:style-name="P98">python</text:p>
          <text:p text:style-name="P98">Copy code</text:p>
          <text:p text:style-name="P100"><text:span text:style-name="Source_20_Text">import pyomo.environ as pyo</text:span></text:p>
        </text:list-item>
        <text:list-item>
          <text:p text:style-name="P42"><text:span text:style-name="Strong_20_Emphasis">Create a Pyomo Model</text:span>:</text:p>
          <text:p text:style-name="P98">python</text:p>
          <text:p text:style-name="P98">Copy code</text:p>
          <text:p text:style-name="P100"><text:span text:style-name="Source_20_Text">model = pyo.ConcreteModel()</text:span></text:p>
        </text:list-item>
        <text:list-item>
          <text:p text:style-name="P42"><text:span text:style-name="Strong_20_Emphasis">Define Sets and Parameters</text:span>:</text:p>
          <text:list>
            <text:list-item>
              <text:p text:style-name="P94"><text:span text:style-name="Strong_20_Emphasis">Time Set</text:span>: Represent each time step.</text:p>
            </text:list-item>
            <text:list-item>
              <text:p text:style-name="P94"><text:span text:style-name="Strong_20_Emphasis">Parameters</text:span>: Load profile, PV generation, efficiencies, costs, etc.</text:p>
            </text:list-item>
          </text:list>
        </text:list-item>
        <text:list-item>
          <text:p text:style-name="P42"><text:span text:style-name="Strong_20_Emphasis">Define Decision Variables</text:span>:</text:p>
          <text:list>
            <text:list-item>
              <text:p text:style-name="P94"><text:span text:style-name="Strong_20_Emphasis">Charge_t</text:span>: Energy charged to the battery at time t.</text:p>
            </text:list-item>
            <text:list-item>
              <text:p text:style-name="P94"><text:span text:style-name="Strong_20_Emphasis">Discharge_t</text:span>: Energy discharged from the battery at time t.</text:p>
            </text:list-item>
            <text:list-item>
              <text:p text:style-name="P94"><text:span text:style-name="Strong_20_Emphasis">SoC_t</text:span>: State of Charge at time t.</text:p>
            </text:list-item>
            <text:list-item>
              <text:p text:style-name="P94"><text:span text:style-name="Strong_20_Emphasis">Binary Variables</text:span> (if needed): To prevent simultaneous charging and discharging.</text:p>
            </text:list-item>
          </text:list>
        </text:list-item>
        <text:list-item>
          <text:p text:style-name="P42"><text:span text:style-name="Strong_20_Emphasis">Set Up the Objective Function</text:span>:</text:p>
          <text:list>
            <text:list-item>
              <text:p text:style-name="P94">Define the total cost function or other objectives.</text:p>
            </text:list-item>
          </text:list>
        </text:list-item>
        <text:list-item>
          <text:p text:style-name="P42"><text:span text:style-name="Strong_20_Emphasis">Add Constraints</text:span>:</text:p>
          <text:list>
            <text:list-item>
              <text:p text:style-name="P94"><text:span text:style-name="Strong_20_Emphasis">Energy Balance</text:span>.</text:p>
            </text:list-item>
            <text:list-item>
              <text:p text:style-name="P94"><text:span text:style-name="Strong_20_Emphasis">SoC Limits</text:span>.</text:p>
            </text:list-item>
            <text:list-item>
              <text:p text:style-name="P94"><text:span text:style-name="Strong_20_Emphasis">Charge/Discharge Limits</text:span>.</text:p>
            </text:list-item>
            <text:list-item>
              <text:p text:style-name="P94"><text:span text:style-name="Strong_20_Emphasis">Operational Constraints</text:span>.</text:p>
            </text:list-item>
          </text:list>
        </text:list-item>
        <text:list-item>
          <text:p text:style-name="P42"><text:span text:style-name="Strong_20_Emphasis">Solve the Model</text:span>:</text:p>
          <text:list>
            <text:list-item>
              <text:p text:style-name="P42">Use a solver like <text:span text:style-name="Strong_20_Emphasis">GLPK</text:span>, <text:span text:style-name="Strong_20_Emphasis">CBC</text:span>, <text:span text:style-name="Strong_20_Emphasis">Gurobi</text:span>, or <text:span text:style-name="Strong_20_Emphasis">CPLEX</text:span>.</text:p>
            </text:list-item>
            <text:list-item>
              <text:p text:style-name="P42">Example:</text:p>
              <text:p text:style-name="P98">python</text:p>
              <text:p text:style-name="P98">Copy code</text:p>
              <text:p text:style-name="P99"><text:span text:style-name="Source_20_Text">solver = pyo.SolverFactory('cbc')</text:span></text:p>
              <text:p text:style-name="P100"><text:span text:style-name="Source_20_Text">solver.solve(model)</text:span></text:p>
            </text:list-item>
          </text:list>
        </text:list-item>
        <text:list-item>
          <text:p text:style-name="P42"><text:span text:style-name="Strong_20_Emphasis">Extract Results</text:span>:</text:p>
          <text:list>
            <text:list-item>
              <text:p text:style-name="P94">Retrieve the optimal values of decision variables.</text:p>
            </text:list-item>
            <text:list-item>
              <text:p text:style-name="P42">Analyze key performance metrics.</text:p>
            </text:list-item>
          </text:list>
        </text:list-item>
      </text:list>
      <text:p text:style-name="Horizontal_20_Line"><text:soft-page-break/></text:p>
      <text:h text:style-name="Heading_20_3" text:outline-level="3"><text:span text:style-name="Strong_20_Emphasis">5. Steps for Your Fourth Script</text:span></text:h>
      <text:list xml:id="list706131439130427640" text:style-name="L43">
        <text:list-item>
          <text:p text:style-name="P43"><text:span text:style-name="Strong_20_Emphasis">Setup and Data Loading</text:span></text:p>
          <text:list>
            <text:list-item>
              <text:p text:style-name="P95"><text:span text:style-name="Strong_20_Emphasis">Import Necessary Libraries</text:span>.</text:p>
            </text:list-item>
            <text:list-item>
              <text:p text:style-name="P95"><text:span text:style-name="Strong_20_Emphasis">Load Input Data</text:span>: Net energy flow, costs, technical parameters.</text:p>
            </text:list-item>
          </text:list>
        </text:list-item>
        <text:list-item>
          <text:p text:style-name="P43"><text:span text:style-name="Strong_20_Emphasis">Define Optimization Parameters</text:span></text:p>
          <text:list>
            <text:list-item>
              <text:p text:style-name="P95"><text:span text:style-name="Strong_20_Emphasis">Battery Specifications</text:span>: Costs, efficiencies, capacities.</text:p>
            </text:list-item>
            <text:list-item>
              <text:p text:style-name="P95"><text:span text:style-name="Strong_20_Emphasis">Economic Parameters</text:span>: Electricity prices, discount rates.</text:p>
            </text:list-item>
            <text:list-item>
              <text:p text:style-name="P95"><text:span text:style-name="Strong_20_Emphasis">Technical Parameters</text:span>: Max charge/discharge rates.</text:p>
            </text:list-item>
          </text:list>
        </text:list-item>
        <text:list-item>
          <text:p text:style-name="P43"><text:span text:style-name="Strong_20_Emphasis">Formulate the Optimization Model</text:span></text:p>
          <text:list>
            <text:list-item>
              <text:p text:style-name="P95"><text:span text:style-name="Strong_20_Emphasis">Decision Variables</text:span>: Battery capacity, charge/discharge amounts.</text:p>
            </text:list-item>
            <text:list-item>
              <text:p text:style-name="P95"><text:span text:style-name="Strong_20_Emphasis">Objective Function</text:span>: Depending on your primary goal.</text:p>
            </text:list-item>
            <text:list-item>
              <text:p text:style-name="P95"><text:span text:style-name="Strong_20_Emphasis">Constraints</text:span>: As outlined above.</text:p>
            </text:list-item>
          </text:list>
        </text:list-item>
        <text:list-item>
          <text:p text:style-name="P43"><text:span text:style-name="Strong_20_Emphasis">Run the Optimization</text:span></text:p>
          <text:list>
            <text:list-item>
              <text:p text:style-name="P95"><text:span text:style-name="Strong_20_Emphasis">Select Solver</text:span>: Choose an appropriate solver compatible with your problem size.</text:p>
            </text:list-item>
            <text:list-item>
              <text:p text:style-name="P95"><text:span text:style-name="Strong_20_Emphasis">Solve the Model</text:span>.</text:p>
            </text:list-item>
          </text:list>
        </text:list-item>
        <text:list-item>
          <text:p text:style-name="P43"><text:span text:style-name="Strong_20_Emphasis">Analyze and Interpret Results</text:span></text:p>
          <text:list>
            <text:list-item>
              <text:p text:style-name="P95"><text:span text:style-name="Strong_20_Emphasis">Optimal Battery Capacity</text:span>: Size that achieves the objective.</text:p>
            </text:list-item>
            <text:list-item>
              <text:p text:style-name="P95"><text:span text:style-name="Strong_20_Emphasis">Operational Strategy</text:span>: Charging and discharging schedule.</text:p>
            </text:list-item>
            <text:list-item>
              <text:p text:style-name="P95"><text:span text:style-name="Strong_20_Emphasis">Impact on Grid Imports/Exports</text:span>: Reduction achieved.</text:p>
            </text:list-item>
            <text:list-item>
              <text:p text:style-name="P95"><text:span text:style-name="Strong_20_Emphasis">Economic Outcomes</text:span>: Total cost savings, payback period.</text:p>
            </text:list-item>
          </text:list>
        </text:list-item>
        <text:list-item>
          <text:p text:style-name="P43"><text:span text:style-name="Strong_20_Emphasis">Perform Sensitivity Analysis</text:span></text:p>
          <text:list>
            <text:list-item>
              <text:p text:style-name="P95">Vary key parameters to assess their impact on the optimal solution.</text:p>
            </text:list-item>
            <text:list-item>
              <text:p text:style-name="P95">Examples: Battery cost, electricity prices, interest rates.</text:p>
            </text:list-item>
          </text:list>
        </text:list-item>
        <text:list-item>
          <text:p text:style-name="P43"><text:span text:style-name="Strong_20_Emphasis">Visualize Results</text:span></text:p>
          <text:list>
            <text:list-item>
              <text:p text:style-name="P95"><text:span text:style-name="Strong_20_Emphasis">Plots</text:span>: SoC over time, grid imports/exports, cost breakdowns.</text:p>
            </text:list-item>
            <text:list-item>
              <text:p text:style-name="P95"><text:span text:style-name="Strong_20_Emphasis">Tables</text:span>: Summarize key metrics.</text:p>
            </text:list-item>
          </text:list>
        </text:list-item>
        <text:list-item>
          <text:p text:style-name="P43"><text:span text:style-name="Strong_20_Emphasis">Document Assumptions and Findings</text:span></text:p>
          <text:list>
            <text:list-item>
              <text:p text:style-name="P95">Clearly state all assumptions made in the model.</text:p>
            </text:list-item>
            <text:list-item>
              <text:p text:style-name="P43">Discuss the implications of the results.</text:p>
            </text:list-item>
          </text:list>
        </text:list-item>
      </text:list>
      <text:p text:style-name="Horizontal_20_Line"/>
      <text:h text:style-name="Heading_20_3" text:outline-level="3"><text:span text:style-name="Strong_20_Emphasis">6. Considerations for the Optimization</text:span></text:h>
      <text:h text:style-name="Heading_20_4" text:outline-level="4"><text:span text:style-name="Strong_20_Emphasis">6.1. Time Resolution</text:span></text:h>
      <text:list xml:id="list298395622152815983" text:style-name="L44">
        <text:list-item>
          <text:p text:style-name="P44"><text:span text:style-name="Strong_20_Emphasis">Hourly Data</text:span>: If using hourly data, ensure that time steps in the model correspond accordingly.</text:p>
        </text:list-item>
      </text:list>
      <text:h text:style-name="Heading_20_4" text:outline-level="4"><text:span text:style-name="Strong_20_Emphasis">6.2. Scalability</text:span></text:h>
      <text:list xml:id="list3390840146303890064" text:style-name="L45">
        <text:list-item>
          <text:p text:style-name="P45"><text:span text:style-name="Strong_20_Emphasis">Computational Resources</text:span>: Large datasets may require significant computational power.</text:p>
        </text:list-item>
      </text:list>
      <text:h text:style-name="Heading_20_4" text:outline-level="4"><text:soft-page-break/><text:span text:style-name="Strong_20_Emphasis">6.3. Data Accuracy</text:span></text:h>
      <text:list xml:id="list2197599808985539432" text:style-name="L46">
        <text:list-item>
          <text:p text:style-name="P46"><text:span text:style-name="Strong_20_Emphasis">Input Data</text:span>: Ensure that load profiles and PV generation data are accurate and representative.</text:p>
        </text:list-item>
      </text:list>
      <text:h text:style-name="Heading_20_4" text:outline-level="4"><text:span text:style-name="Strong_20_Emphasis">6.4. Regulatory and Market Factors</text:span></text:h>
      <text:list xml:id="list1447757835376926385" text:style-name="L47">
        <text:list-item>
          <text:p text:style-name="P47"><text:span text:style-name="Strong_20_Emphasis">Tariffs and Policies</text:span>: Include any relevant tariffs, incentives, or regulations that may impact the optimization.</text:p>
        </text:list-item>
      </text:list>
      <text:p text:style-name="Horizontal_20_Line"/>
      <text:h text:style-name="Heading_20_3" text:outline-level="3"><text:span text:style-name="Strong_20_Emphasis">7. Potential Challenges and Solutions</text:span></text:h>
      <text:h text:style-name="Heading_20_4" text:outline-level="4"><text:span text:style-name="Strong_20_Emphasis">Challenge</text:span>: <text:span text:style-name="Strong_20_Emphasis">Model Complexity</text:span></text:h>
      <text:list xml:id="list3090407354576250517" text:style-name="L48">
        <text:list-item>
          <text:p text:style-name="P48"><text:span text:style-name="Strong_20_Emphasis">Solution</text:span>: Start with a simplified model, then gradually add complexity.</text:p>
        </text:list-item>
      </text:list>
      <text:h text:style-name="Heading_20_4" text:outline-level="4"><text:span text:style-name="Strong_20_Emphasis">Challenge</text:span>: <text:span text:style-name="Strong_20_Emphasis">Solver Limitations</text:span></text:h>
      <text:list xml:id="list108355583490097254" text:style-name="L49">
        <text:list-item>
          <text:p text:style-name="P49"><text:span text:style-name="Strong_20_Emphasis">Solution</text:span>: If using open-source solvers and encountering performance issues, consider academic licenses for commercial solvers like Gurobi or CPLEX.</text:p>
        </text:list-item>
      </text:list>
      <text:h text:style-name="Heading_20_4" text:outline-level="4"><text:span text:style-name="Strong_20_Emphasis">Challenge</text:span>: <text:span text:style-name="Strong_20_Emphasis">Non-Linearities</text:span></text:h>
      <text:list xml:id="list4090270008418100302" text:style-name="L50">
        <text:list-item>
          <text:p text:style-name="P50"><text:span text:style-name="Strong_20_Emphasis">Solution</text:span>: Keep the model linear where possible. If non-linear relationships are essential, consider using appropriate solvers or linear approximations.</text:p>
        </text:list-item>
      </text:list>
      <text:p text:style-name="Horizontal_20_Line"/>
      <text:h text:style-name="Heading_20_3" text:outline-level="3"><text:span text:style-name="Strong_20_Emphasis">8. Summary</text:span></text:h>
      <text:list xml:id="list6948587541905073230" text:style-name="L51">
        <text:list-item>
          <text:p text:style-name="P96"><text:span text:style-name="Strong_20_Emphasis">Implement Optimization in a Fourth Script</text:span>: For clarity and modularity.</text:p>
        </text:list-item>
        <text:list-item>
          <text:p text:style-name="P96"><text:span text:style-name="Strong_20_Emphasis">Use Mixed-Integer Linear Programming (MILP)</text:span>: Suitable for your problem's characteristics.</text:p>
        </text:list-item>
        <text:list-item>
          <text:p text:style-name="P96"><text:span text:style-name="Strong_20_Emphasis">Formulate a Clear Objective Function</text:span>: Align with your project's goals.</text:p>
        </text:list-item>
        <text:list-item>
          <text:p text:style-name="P96"><text:span text:style-name="Strong_20_Emphasis">Define All Constraints Accurately</text:span>: Reflect real-world operational limits.</text:p>
        </text:list-item>
        <text:list-item>
          <text:p text:style-name="P96"><text:span text:style-name="Strong_20_Emphasis">Leverage Optimization Tools</text:span>: Use libraries like Pyomo and efficient solvers.</text:p>
        </text:list-item>
        <text:list-item>
          <text:p text:style-name="P96"><text:span text:style-name="Strong_20_Emphasis">Analyze and Interpret Results</text:span>: Understand the practical implications.</text:p>
        </text:list-item>
        <text:list-item>
          <text:p text:style-name="P51"><text:span text:style-name="Strong_20_Emphasis">Document Everything</text:span>: For transparency and reproducibility.</text:p>
        </text:list-item>
      </text:list>
      <text:p text:style-name="Horizontal_20_Line"/>
      <text:h text:style-name="Heading_20_3" text:outline-level="3"><text:span text:style-name="Strong_20_Emphasis">Next Steps</text:span></text:h>
      <text:list xml:id="list3250293031954641554" text:style-name="L52">
        <text:list-item>
          <text:p text:style-name="P52"><text:span text:style-name="Strong_20_Emphasis">Outline the Optimization Model</text:span>:</text:p>
          <text:list>
            <text:list-item>
              <text:p text:style-name="P97">Write down the mathematical formulation, including all equations.</text:p>
            </text:list-item>
          </text:list>
        </text:list-item>
        <text:list-item>
          <text:p text:style-name="P52"><text:span text:style-name="Strong_20_Emphasis">Gather All Necessary Data</text:span>:</text:p>
          <text:list>
            <text:list-item>
              <text:p text:style-name="P97">Ensure you have all parameters and data required for the model.</text:p>
            </text:list-item>
          </text:list>
        </text:list-item>
        <text:list-item>
          <text:p text:style-name="P52"><text:span text:style-name="Strong_20_Emphasis">Set Up the Fourth Script</text:span>:</text:p>
          <text:list>
            <text:list-item>
              <text:p text:style-name="P97">Structure your code following best practices.</text:p>
            </text:list-item>
          </text:list>
        </text:list-item>
        <text:list-item>
          <text:p text:style-name="P52"><text:span text:style-name="Strong_20_Emphasis">Test the Model</text:span>:</text:p>
          <text:list>
            <text:list-item>
              <text:p text:style-name="P97"><text:soft-page-break/>Run preliminary tests to validate the model.</text:p>
            </text:list-item>
          </text:list>
        </text:list-item>
        <text:list-item>
          <text:p text:style-name="P52"><text:span text:style-name="Strong_20_Emphasis">Refine and Iterate</text:span>:</text:p>
          <text:list>
            <text:list-item>
              <text:p text:style-name="P52">Adjust the model based on initial results and feedback.</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l" fo:country="G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Arial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10-17T15:36:24.58</meta:creation-date>
    <meta:document-statistic meta:table-count="0" meta:image-count="0" meta:object-count="0" meta:page-count="14" meta:paragraph-count="420" meta:word-count="3187" meta:character-count="20657"/>
    <dc:date>2024-10-17T15:36:59.53</dc:date>
    <meta:editing-duration>PT35S</meta:editing-duration>
    <meta:editing-cycles>1</meta:editing-cycles>
    <meta:generator>OpenOffice/4.1.15$Win32 OpenOffice.org_project/4115m2$Build-9813</meta:generator>
  </office:meta>
</office:document-meta>
</file>